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2025-06-05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2025-03-06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2024-12-11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2024-09-26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2024-06-26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2024-03-01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2023-12-15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2023-09-18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2023-06-08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344" calcext:value-type="float">
            <text:p>16.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2023-03-08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2022-12-02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2022-09-28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2022-06-28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552" calcext:value-type="float">
            <text:p>13.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2022-03-15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2021-12-13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2021-09-15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2021-06-22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2021-03-21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2020-12-08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2020-09-21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2020-06-11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2020-03-16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2019-12-05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2019-09-10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2019-06-11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2019-03-22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2018-12-13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2018-09-07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2018-06-21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2018-03-13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2017-12-11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2017-09-11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2017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2017-03-15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84" calcext:value-type="float">
            <text:p>13.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2013-08-0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2013-02-18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32" calcext:value-type="float">
            <text:p>14.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2012-07-30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4992" calcext:value-type="float">
            <text:p>14.7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2012-02-22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2011-07-20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2011-06-28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2010-07-22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2010-03-24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2007-08-21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2006-08-30 0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2006-06-30 2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2004-08-18 21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3552" calcext:value-type="float">
            <text:p>14.7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2004-05-19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656" calcext:value-type="float">
            <text:p>14.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2004-02-11 2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2003-11-17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756" calcext:value-type="float">
            <text:p>14.7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2003-08-13 2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2003-05-19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228" calcext:value-type="float">
            <text:p>14.4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2003-02-06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9352" calcext:value-type="float">
            <text:p>15.3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2002-11-13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2002-08-14 2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4472" calcext:value-type="float">
            <text:p>14.4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2002-05-07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2002-02-13 21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2001-11-1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9336" calcext:value-type="float">
            <text:p>14.4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2001-08-09 21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2001-05-09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7272" calcext:value-type="float">
            <text:p>13.9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2001-02-14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2000-11-09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9272" calcext:value-type="float">
            <text:p>14.7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2000-08-15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892" calcext:value-type="float">
            <text:p>14.2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2000-05-15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2000-02-24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1999-11-02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9504" calcext:value-type="float">
            <text:p>14.3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1999-08-09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1999-05-03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2472" calcext:value-type="float">
            <text:p>13.68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1999-02-10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1998-11-02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1998-08-03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1998-05-04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1998-02-09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1997-11-18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1997-08-04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1997-05-09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1997-01-30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1996-11-12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3176" calcext:value-type="float">
            <text:p>14.7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1996-08-21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1996-05-15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1996-02-23 00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1995-12-15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2216" calcext:value-type="float">
            <text:p>14.6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1995-08-14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5872" calcext:value-type="float">
            <text:p>14.2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1995-05-17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1994-11-09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1994-08-01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6416" calcext:value-type="float">
            <text:p>13.9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1994-05-03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1994-02-0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1993-11-12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1993-08-13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1993-05-04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1993-02-01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1992-11-06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1992-08-04 2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1992-05-18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1992-02-19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1991-11-13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1991-09-24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1991-05-31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1136" calcext:value-type="float">
            <text:p>13.66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1991-03-26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1990-11-15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3992" calcext:value-type="float">
            <text:p>14.4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1990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036" calcext:value-type="float">
            <text:p>14.3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1990-07-17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1990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1989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1989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1989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198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1988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1988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1988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1988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6312" calcext:value-type="float">
            <text:p>13.9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1987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198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4752" calcext:value-type="float">
            <text:p>14.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1987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198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1986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198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1986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1986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198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3304" calcext:value-type="float">
            <text:p>14.2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198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198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198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198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198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2072" calcext:value-type="float">
            <text:p>14.2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198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198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198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198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8752" calcext:value-type="float">
            <text:p>14.3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198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198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1344" calcext:value-type="float">
            <text:p>13.8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198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198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2096" calcext:value-type="float">
            <text:p>13.7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198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5728" calcext:value-type="float">
            <text:p>13.8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198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198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198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7728" calcext:value-type="float">
            <text:p>14.5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1980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1980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7664" calcext:value-type="float">
            <text:p>14.8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198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1980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1979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0944" calcext:value-type="float">
            <text:p>14.4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1979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197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1979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1978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1978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0088" calcext:value-type="float">
            <text:p>14.4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1978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5144" calcext:value-type="float">
            <text:p>13.7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1978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1977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1977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1977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1977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8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1976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66" meta:object-count="0"/>
    <meta:user-defined meta:name="AppVersion">3.0</meta:user-defined>
  </office:meta>
</office:document-meta>
</file>